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onospace" svg:font-family="monospace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7b89" officeooo:paragraph-rsid="000b7b89"/>
    </style:style>
    <style:style style:name="P2" style:family="paragraph" style:parent-style-name="Standard">
      <style:text-properties officeooo:rsid="000e951b" officeooo:paragraph-rsid="000e951b"/>
    </style:style>
    <style:style style:name="P3" style:family="paragraph" style:parent-style-name="Standard">
      <style:text-properties fo:font-variant="normal" fo:text-transform="none" fo:color="#000000" style:font-name="Helvetica Neue" fo:font-size="10.5pt" fo:letter-spacing="normal" fo:font-style="normal" fo:font-weight="normal" officeooo:paragraph-rsid="000b7b89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e951b" officeooo:paragraph-rsid="000e951b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e951b" officeooo:paragraph-rsid="000e951b" style:font-size-asian="16pt" style:font-weight-asian="bold" style:font-size-complex="16pt" style:font-weight-complex="bold"/>
    </style:style>
    <style:style style:name="P6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0e951b" officeooo:paragraph-rsid="000e951b"/>
    </style:style>
    <style:style style:name="P7" style:family="paragraph" style:parent-style-name="Preformatted_20_Text" style:list-style-name="L1">
      <style:text-properties officeooo:paragraph-rsid="000b7b89"/>
    </style:style>
    <style:style style:name="P8" style:family="paragraph" style:parent-style-name="Preformatted_20_Text" style:list-style-name="L1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Helvetica Neue" fo:font-size="10.5pt" fo:letter-spacing="normal" fo:font-style="normal" fo:font-weight="normal"/>
    </style:style>
    <style:style style:name="P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Helvetica Neue" fo:font-size="10.5pt" fo:letter-spacing="normal" fo:font-style="normal" fo:font-weight="normal"/>
    </style:style>
    <style:style style:name="P1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1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0e951b"/>
    </style:style>
    <style:style style:name="P1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10dfc4"/>
    </style:style>
    <style:style style:name="P13" style:family="paragraph" style:parent-style-name="Preformatted_20_Text" style:list-style-name="L1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</style:style>
    <style:style style:name="T1" style:family="text">
      <style:text-properties style:font-name="monospace"/>
    </style:style>
    <style:style style:name="T2" style:family="text">
      <style:text-properties style:font-name="monospace" officeooo:rsid="000b7b89"/>
    </style:style>
    <style:style style:name="T3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4" style:family="text">
      <style:text-properties fo:font-variant="normal" fo:text-transform="none" fo:color="#000000" style:font-name="monospace" fo:font-size="10.5pt" fo:letter-spacing="normal" fo:font-style="normal" fo:font-weight="normal" officeooo:rsid="000b7b89"/>
    </style:style>
    <style:style style:name="T5" style:family="text">
      <style:text-properties officeooo:rsid="000e951b"/>
    </style:style>
    <style:style style:name="T6" style:family="text">
      <style:text-properties fo:font-weight="bold" officeooo:rsid="000e951b" style:font-weight-asian="bold" style:font-weight-complex="bold"/>
    </style:style>
    <style:style style:name="T7" style:family="text">
      <style:text-properties officeooo:rsid="001014b4"/>
    </style:style>
    <style:style style:name="T8" style:family="text">
      <style:text-properties fo:color="#ff0000" officeooo:rsid="001014b4"/>
    </style:style>
    <style:style style:name="T9" style:family="text">
      <style:text-properties officeooo:rsid="0010df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Original Columns:</text:p>
      <text:p text:style-name="P5"/>
      <text:p text:style-name="P2"/>
      <text:p text:style-name="P6">ticket_id <text:s text:c="20"/>250306 non-null int64<text:tab/>NOT RELEVANT</text:p>
      <text:p text:style-name="P10">agency_name <text:s text:c="18"/>250306 non-null object<text:tab/><text:span text:style-name="T5">TRANS TO CATEGORY</text:span></text:p>
      <text:p text:style-name="P10">inspector_name <text:s text:c="15"/>250306 non-null object<text:tab/><text:span text:style-name="T5">NOT RELEVANT</text:span></text:p>
      <text:p text:style-name="P10">violator_name <text:s text:c="16"/>250272 non-null object<text:tab/><text:span text:style-name="T5">NOT RELEVANT</text:span></text:p>
      <text:p text:style-name="P10">violation_street_number <text:s text:c="6"/>250306 non-null float64<text:tab/><text:span text:style-name="T5">NOT RELEVANT</text:span></text:p>
      <text:p text:style-name="P10">violation_street_name <text:s text:c="8"/>250306 non-null object<text:tab/><text:span text:style-name="T5">NOT RELEVANT</text:span></text:p>
      <text:p text:style-name="P10">violation_zip_code <text:s text:c="11"/>0 non-null float64<text:tab/><text:tab/><text:span text:style-name="T5">MISSING VALUES</text:span></text:p>
      <text:p text:style-name="P10">mailing_address_str_number <text:s text:c="3"/>246704 non-null float64<text:tab/><text:span text:style-name="T5">NOT RELEVANT</text:span></text:p>
      <text:p text:style-name="P10">mailing_address_str_name <text:s text:c="5"/>250302 non-null object<text:tab/><text:span text:style-name="T5">NOT RELEVANT</text:span></text:p>
      <text:p text:style-name="P10">city <text:s text:c="25"/>250306 non-null object<text:tab/><text:span text:style-name="T5">NOT RELEVANT</text:span></text:p>
      <text:p text:style-name="P10">state <text:s text:c="24"/>250213 non-null object<text:tab/><text:span text:style-name="T5">TRANS TO CATEGORY</text:span></text:p>
      <text:p text:style-name="P10">zip_code <text:s text:c="21"/>250305 non-null object<text:tab/><text:span text:style-name="T5">NOT RELEVANT</text:span></text:p>
      <text:p text:style-name="P10">non_us_str_code <text:s text:c="14"/>3 non-null object<text:tab/><text:tab/><text:span text:style-name="T5">MISSING VALUES</text:span></text:p>
      <text:p text:style-name="P10">country <text:s text:c="22"/>250306 non-null object<text:tab/><text:span text:style-name="T5">NOT RELEVANT</text:span></text:p>
      <text:p text:style-name="P10">ticket_issued_date <text:s text:c="11"/>250306 non-null object<text:tab/><text:span text:style-name="T5">TRANSFORM TO DATE</text:span></text:p>
      <text:p text:style-name="P11">hearing_date <text:s text:c="17"/>237815 non-null object<text:tab/><text:span text:style-name="T5">TRANSFORM TO DATE</text:span></text:p>
      <text:p text:style-name="P11">violation_code <text:s text:c="15"/>250306 non-null object<text:tab/><text:span text:style-name="T5">TRANS TO CATEGORY</text:span></text:p>
      <text:p text:style-name="P11">violation_description <text:s text:c="8"/>250306 non-null object<text:tab/><text:span text:style-name="T5">TRANS TO CATEGORY</text:span></text:p>
      <text:p text:style-name="P11">disposition <text:s text:c="18"/>250306 non-null object<text:tab/><text:span text:style-name="T5">TRANS TO CATEGORY</text:span></text:p>
      <text:p text:style-name="P10">fine_amount <text:s text:c="18"/>250305 non-null float64<text:tab/><text:span text:style-name="T9">SUM IN JUDG_AMOUNT</text:span></text:p>
      <text:p text:style-name="P12">admin_fee <text:s text:c="20"/>250306 non-null float64<text:tab/><text:span text:style-name="T9">SUM IN JUDG_AMOUNT</text:span></text:p>
      <text:p text:style-name="P12">state_fee <text:s text:c="20"/>250306 non-null float64<text:tab/><text:span text:style-name="T9">SUM IN JUDG_AMOUNT</text:span></text:p>
      <text:p text:style-name="P12">late_fee <text:s text:c="21"/>250306 non-null float64<text:tab/><text:span text:style-name="T9">SUM IN JUDG_AMOUNT</text:span></text:p>
      <text:p text:style-name="P12">discount_amount <text:s text:c="14"/>250306 non-null float64<text:tab/><text:span text:style-name="T9">RELEVANT</text:span></text:p>
      <text:p text:style-name="P12">clean_up_cost <text:s text:c="16"/>250306 non-null float64<text:tab/><text:span text:style-name="T9">SUM IN JUDG_AMOUNT</text:span></text:p>
      <text:p text:style-name="P12">judgment_amount <text:s text:c="14"/>250306 non-null float64<text:tab/><text:span text:style-name="T9">SUM IN JUDG_AMOUNT</text:span></text:p>
      <text:p text:style-name="P10">payment_amount <text:s text:c="15"/>250306 non-null float64<text:tab/><text:span text:style-name="T8">NOT IN TEST</text:span></text:p>
      <text:p text:style-name="P10">balance_due <text:s text:c="18"/>250306 non-null float64<text:tab/><text:span text:style-name="T8">NOT IN TEST</text:span></text:p>
      <text:p text:style-name="P10">payment_date <text:s text:c="17"/>41113 non-null object<text:tab/><text:span text:style-name="T8">NOT IN TEST</text:span></text:p>
      <text:p text:style-name="P10">payment_status <text:s text:c="15"/>250306 non-null object<text:tab/><text:span text:style-name="T8">NOT IN TEST</text:span></text:p>
      <text:p text:style-name="P10">collection_status <text:s text:c="12"/>36897 non-null object<text:tab/><text:span text:style-name="T8">NOT IN TEST</text:span></text:p>
      <text:p text:style-name="P10">grafitti_status <text:s text:c="14"/>1 non-null object<text:tab/><text:tab/><text:span text:style-name="T7">MISSING VALUES</text:span></text:p>
      <text:p text:style-name="P10">compliance_detail <text:s text:c="12"/>250306 non-null object<text:tab/><text:span text:style-name="T8">NOT IN TEST</text:span></text:p>
      <text:p text:style-name="P10">compliance <text:s text:c="19"/>159880 non-null float64<text:tab/><text:span text:style-name="T6">TARGET</text:span></text:p>
      <text:p text:style-name="P2"/>
      <text:p text:style-name="P1"/>
      <text:p text:style-name="P3"><text:span text:style-name="T2"/></text:p>
      <text:p text:style-name="P9"><text:span text:style-name="T2"/></text:p>
      <text:p text:style-name="P9"><text:span text:style-name="T2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onospace" svg:font-family="monospace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09:16:51.077347166</meta:creation-date>
    <dc:date>2017-12-03T14:33:45.377000858</dc:date>
    <meta:editing-duration>PT2H22M43S</meta:editing-duration>
    <meta:editing-cycles>1</meta:editing-cycles>
    <meta:document-statistic meta:table-count="0" meta:image-count="0" meta:object-count="0" meta:page-count="1" meta:paragraph-count="35" meta:word-count="223" meta:character-count="2286" meta:non-whitespace-character-count="1573"/>
    <meta:generator>LibreOffice/5.3.1.2$Linux_X86_64 LibreOffice_project/30m0$Build-2</meta:generator>
  </office:meta>
</office:document-meta>
</file>